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dbb6" draw:textarea-horizontal-align="justify" draw:textarea-vertical-align="middle" draw:auto-grow-height="false" fo:min-height="9.402cm" fo:min-width="10.168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7.878cm" fo:min-width="8.64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6.354cm" fo:min-width="7.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svg:stroke-color="#000000" draw:marker-start="Arrow" draw:marker-start-width="0.102cm" draw:marker-end="Arrow" draw:marker-end-width="0.102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0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color="#000000" draw:fill-color="#ffdbb6" draw:textarea-horizontal-align="justify" draw:textarea-vertical-align="middle" draw:auto-grow-height="false" fo:min-height="4.8cm" fo:min-width="4.659cm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4.003cm" fo:min-width="3.922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3.205cm" fo:min-width="3.1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3.9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cm" fo:min-width="5.47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9cm" fo:min-width="5.478cm"/>
      <style:paragraph-properties style:writing-mode="lr-tb"/>
    </style:style>
    <style:style style:name="gr15" style:family="graphic" style:parent-style-name="standard">
      <style:graphic-properties svg:stroke-color="#000000" draw:fill-color="#ffdbb6" draw:textarea-horizontal-align="justify" draw:textarea-vertical-align="middle" draw:auto-grow-height="false" fo:min-height="3.656cm" fo:min-width="3.818cm"/>
    </style:style>
    <style:style style:name="gr16" style:family="graphic" style:parent-style-name="standard">
      <style:graphic-properties svg:stroke-color="#000000" draw:fill-color="#dddddd" draw:textarea-horizontal-align="justify" draw:textarea-vertical-align="middle" draw:auto-grow-height="false" fo:min-height="3.03cm" fo:min-width="3.1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8" style:family="graphic" style:parent-style-name="standard">
      <style:graphic-properties svg:stroke-color="#000000" draw:fill-color="#999999" draw:textarea-horizontal-align="justify" draw:textarea-vertical-align="middle" draw:auto-grow-height="false" fo:min-height="3.656cm" fo:min-width="3.818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3.03cm" fo:min-width="3.19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dbb6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font-size="10.5pt" style:font-size-asian="18pt" style:font-size-complex="18pt"/>
    </style:style>
    <style:style style:name="P5" style:family="paragraph">
      <loext:graphic-properties draw:fill="none" draw:fill-color="#ffffff"/>
      <style:text-properties fo:font-size="10.5pt" style:font-size-asian="18pt" style:font-size-complex="18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size="10.5pt" style:font-size-asian="18pt" style:font-size-complex="18pt"/>
    </style:style>
    <style:style style:name="P8" style:family="paragraph">
      <style:text-properties fo:font-size="10.5pt" fo:font-weight="bold" style:font-size-asian="18pt" style:font-size-complex="18pt"/>
    </style:style>
    <style:style style:name="P9" style:family="paragraph">
      <loext:graphic-properties draw:fill="none" draw:fill-color="#ffffff"/>
      <style:text-properties fo:font-size="10.5pt" fo:font-weight="bold" style:font-size-asian="18pt" style:font-size-complex="18pt"/>
    </style:style>
    <style:style style:name="P10" style:family="paragraph">
      <loext:graphic-properties draw:fill-color="#ffffff"/>
    </style:style>
    <style:style style:name="P11" style:family="paragraph">
      <style:text-properties fo:font-size="8pt" style:font-size-asian="18pt" style:font-size-complex="18pt"/>
    </style:style>
    <style:style style:name="P12" style:family="paragraph">
      <loext:graphic-properties draw:fill="none" draw:fill-color="#ffffff"/>
      <style:text-properties fo:font-size="8pt" style:font-size-asian="18pt" style:font-size-complex="18pt"/>
    </style:style>
    <style:style style:name="P13" style:family="paragraph">
      <style:text-properties fo:font-size="8pt" fo:font-weight="bold" style:font-size-asian="18pt" style:font-weight-asian="bold" style:font-size-complex="18pt" style:font-weight-complex="bold"/>
    </style:style>
    <style:style style:name="P14" style:family="paragraph">
      <loext:graphic-properties draw:fill="none" draw:fill-color="#ffffff"/>
      <style:text-properties fo:font-size="8pt" fo:font-weight="bold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999999"/>
      <style:paragraph-properties fo:text-align="center"/>
    </style:style>
    <style:style style:name="P17" style:family="paragraph">
      <style:text-properties fo:font-size="10pt" fo:font-weight="bold" style:font-size-asian="18pt" style:font-weight-asian="bold" style:font-size-complex="18pt" style:font-weight-complex="bold"/>
    </style:style>
    <style:style style:name="P18" style:family="paragraph">
      <loext:graphic-properties draw:fill="none" draw:fill-color="#ffffff"/>
      <style:text-properties fo:font-size="10pt" fo:font-weight="bold" style:font-size-asian="18pt" style:font-weight-asian="bold" style:font-size-complex="18pt" style:font-weight-complex="bold"/>
    </style:style>
    <style:style style:name="T1" style:family="text">
      <style:text-properties fo:font-size="10.5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8pt" fo:font-weight="bold" style:font-size-asian="18pt" style:font-weight-asian="bold" style:font-size-complex="18pt" style:font-weight-complex="bold"/>
    </style:style>
    <style:style style:name="T5" style:family="text">
      <style:text-properties fo:font-size="10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668cm" svg:height="9.652cm" svg:x="8.636cm" svg:y="1.0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144cm" svg:height="8.128cm" svg:x="9.398cm" svg:y="1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62cm" svg:height="6.604cm" svg:x="10.16cm" svg:y="2.5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315cm" svg:height="0.662cm" svg:x="12.954cm" svg:y="8.372cm">
          <draw:text-box>
            <text:p text:style-name="P4"><text:span text:style-name="T1">1.0M</text:span></text:p>
          </draw:text-box>
        </draw:frame>
        <draw:frame draw:style-name="gr4" draw:text-style-name="P5" draw:layer="layout" svg:width="1.315cm" svg:height="0.662cm" svg:x="16.465cm" svg:y="5.334cm">
          <draw:text-box>
            <text:p text:style-name="P4"><text:span text:style-name="T1">1.2M</text:span></text:p>
          </draw:text-box>
        </draw:frame>
        <draw:line draw:style-name="gr5" draw:text-style-name="P6" draw:layer="layout" svg:x1="17.78cm" svg:y1="7.874cm" svg:x2="18.542cm" svg:y2="7.874cm">
          <text:p/>
        </draw:line>
        <draw:line draw:style-name="gr5" draw:text-style-name="P6" draw:layer="layout" svg:x1="17.018cm" svg:y1="9.144cm" svg:x2="17.018cm" svg:y2="9.906cm">
          <text:p/>
        </draw:line>
        <draw:frame draw:style-name="gr4" draw:text-style-name="P5" draw:layer="layout" svg:width="6.018cm" svg:height="0.662cm" svg:x="10.746cm" svg:y="9.244cm">
          <draw:text-box>
            <text:p text:style-name="P4"><text:span text:style-name="T1">Allowed payload overhang – 0.1M</text:span></text:p>
          </draw:text-box>
        </draw:frame>
        <draw:frame draw:style-name="gr6" draw:text-style-name="P5" draw:layer="layout" svg:width="6.831cm" svg:height="3.128cm" svg:x="10.441cm" svg:y="2.794cm">
          <draw:text-box>
            <text:p text:style-name="P4"><text:span text:style-name="T1">Euro3 Pallet</text:span></text:p>
            <text:p text:style-name="P4"><text:span text:style-name="T1"/></text:p>
            <text:p text:style-name="P4"><text:span text:style-name="T1">but change the geometries for other pallet types, e.g.,</text:span></text:p>
            <text:p text:style-name="P4"><text:span text:style-name="T1">- Euro1 – 0.8M x 1.2M</text:span></text:p>
            <text:p text:style-name="P4"><text:span text:style-name="T1">- CHEP – 40” x 48”</text:span></text:p>
            <text:p text:style-name="P7"><text:span text:style-name="T2">- GMA</text:span><text:span text:style-name="T1"> – 40” x 48”</text:span></text:p>
          </draw:text-box>
        </draw:frame>
        <draw:line draw:style-name="gr5" draw:text-style-name="P6" draw:layer="layout" svg:x1="18.542cm" svg:y1="3.048cm" svg:x2="19.304cm" svg:y2="3.048cm">
          <text:p/>
        </draw:line>
        <draw:line draw:style-name="gr5" draw:text-style-name="P6" draw:layer="layout" svg:x1="17.526cm" svg:y1="1.016cm" svg:x2="17.526cm" svg:y2="1.778cm">
          <text:p/>
        </draw:line>
        <draw:frame draw:style-name="gr4" draw:text-style-name="P5" draw:layer="layout" svg:width="8.114cm" svg:height="0.662cm" svg:x="9.158cm" svg:y="1.016cm">
          <draw:text-box>
            <text:p text:style-name="P4"><text:span text:style-name="T1">Safety Zone – nothing else can be here – 0.1M</text:span></text:p>
          </draw:text-box>
        </draw:frame>
        <draw:frame draw:style-name="gr7" draw:text-style-name="P9" draw:layer="layout" svg:width="5.588cm" svg:height="1.136cm" svg:x="10.922cm" svg:y="10.802cm">
          <draw:text-box>
            <text:p text:style-name="P8"><text:span text:style-name="T1">Top</text:span><text:span text:style-name="T3">-down </text:span><text:span text:style-name="T1">view on a pallet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9" draw:text-style-name="P1" draw:layer="layout" svg:width="5.159cm" svg:height="5.05cm" svg:x="3.985cm" svg:y="4.4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422cm" svg:height="4.253cm" svg:x="4.353cm" svg:y="4.8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685cm" svg:height="3.455cm" svg:x="4.722cm" svg:y="5.215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4.318cm" svg:height="0.887cm" svg:x="4.636cm" svg:y="8.599cm">
          <draw:text-box>
            <text:p text:style-name="P11"><text:span text:style-name="T4">Allowed payload overhang</text:span></text:p>
          </draw:text-box>
        </draw:frame>
        <draw:frame draw:style-name="gr13" draw:text-style-name="P14" draw:layer="layout" svg:width="4.176cm" svg:height="0.63cm" svg:x="3.985cm" svg:y="4.318cm">
          <draw:text-box>
            <text:p text:style-name="P13"><text:span text:style-name="T4">Saf</text:span><text:span text:style-name="T4">ety </text:span><text:span text:style-name="T4">Zo</text:span><text:span text:style-name="T4">ne </text:span></text:p>
          </draw:text-box>
        </draw:frame>
        <draw:frame draw:style-name="gr14" draw:text-style-name="P14" draw:layer="layout" svg:width="4.176cm" svg:height="0.629cm" svg:x="4.722cm" svg:y="5.32cm">
          <draw:text-box>
            <text:p text:style-name="P13"><text:span text:style-name="T4">Pallet</text:span></text:p>
          </draw:text-box>
        </draw:frame>
        <draw:custom-shape draw:style-name="gr15" draw:text-style-name="P1" draw:layer="layout" svg:width="4.318cm" svg:height="3.906cm" svg:x="1.524cm" svg:y="10.3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69cm" svg:height="3.28cm" svg:x="6.604cm" svg:y="10.668cm">
          <text:p/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1.27cm" svg:height="0.962cm" svg:x="5.842cm" svg:y="11.642cm">
          <draw:text-box>
            <text:p>-</text:p>
          </draw:text-box>
        </draw:frame>
        <draw:frame draw:style-name="gr17" draw:text-style-name="P15" draw:layer="layout" svg:width="1.27cm" svg:height="0.962cm" svg:x="10.414cm" svg:y="11.642cm">
          <draw:text-box>
            <text:p>=</text:p>
          </draw:text-box>
        </draw:frame>
        <draw:custom-shape draw:style-name="gr18" draw:text-style-name="P16" draw:layer="layout" svg:width="4.318cm" svg:height="3.906cm" svg:x="11.296cm" svg:y="10.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69cm" svg:height="3.28cm" svg:x="11.61cm" svg:y="10.436cm">
          <text:p/>
          <draw:enhanced-geometry svg:viewBox="0 0 21600 21600" draw:type="rectangle" draw:enhanced-path="M 0 0 L 21600 0 21600 21600 0 21600 0 0 Z N"/>
        </draw:custom-shape>
        <draw:frame draw:style-name="gr4" draw:text-style-name="P18" draw:layer="layout" svg:width="3.745cm" svg:height="0.645cm" svg:x="11.43cm" svg:y="9.515cm">
          <draw:text-box>
            <text:p text:style-name="P17"><text:span text:style-name="T5">Saf</text:span><text:span text:style-name="T5">ety </text:span><text:span text:style-name="T5">Zo</text:span><text:span text:style-name="T5">ne </text:span><text:span text:style-name="T5">Bo</text:span><text:span text:style-name="T5">rde</text:span><text:span text:style-name="T5">r</text:span></text:p>
          </draw:text-box>
        </draw:frame>
        <draw:frame draw:style-name="gr13" draw:text-style-name="P14" draw:layer="layout" svg:width="4.176cm" svg:height="0.63cm" svg:x="1.524cm" svg:y="10.318cm">
          <draw:text-box>
            <text:p text:style-name="P13"><text:span text:style-name="T4">Safety Zone </text:span></text:p>
          </draw:text-box>
        </draw:frame>
        <draw:frame draw:style-name="gr12" draw:text-style-name="P12" draw:layer="layout" svg:width="3.302cm" svg:height="0.887cm" svg:x="7.112cm" svg:y="12.067cm">
          <draw:text-box>
            <text:p text:style-name="P11"><text:span text:style-name="T4">Allowed payload overhang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3T10:15:40.291056219</meta:creation-date>
    <dc:date>2023-07-14T14:23:10.290680620</dc:date>
    <meta:editing-duration>PT1H22M25S</meta:editing-duration>
    <meta:editing-cycles>3</meta:editing-cycles>
    <meta:generator>LibreOffice/6.4.7.2$Linux_X86_64 LibreOffice_project/40$Build-2</meta:generator>
    <meta:document-statistic meta:object-count="53"/>
  </office:meta>
</office:document-meta>
</file>